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Predeterminado">
        <draw:frame draw:style-name="gr1" draw:layer="layout" svg:width="16.022cm" svg:height="8.99cm" svg:x="1.078cm" svg:y="1.1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30T00:22:38</meta:creation-date>
    <dc:date>2014-09-30T00:22:54</dc:date>
    <meta:editing-duration>P0D</meta:editing-duration>
    <meta:editing-cycles>1</meta:editing-cycles>
    <meta:generator>LibreOffice/3.5$Linux_X86_64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8.991cm" xlink:href="." xlink:type="simple" chart:class="chart:bar" chart:style-name="ch1">
        <chart:title svg:x="5.97cm" svg:y="0.315cm" chart:style-name="ch2">
          <text:p>Sin eliminar outliers</text:p>
        </chart:title>
        <chart:legend chart:legend-position="end" svg:x="13.575cm" svg:y="4.196cm" style:legend-expansion="high" chart:style-name="ch3"/>
        <chart:plot-area chart:style-name="ch4" chart:data-source-has-labels="both" svg:x="1.331cm" svg:y="1.631cm" svg:width="11.604cm" svg:height="6.761cm">
          <chartooo:coordinate-region svg:x="2.878cm" svg:y="1.83cm" svg:width="10.057cm" svg:height="5.915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title svg:x="0.451cm" svg:y="6.153cm" chart:style-name="ch7">
              <text:p>Ciclos de clock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1029723">
                <text:p>1029723</text:p>
              </table:table-cell>
            </table:table-row>
            <table:table-row>
              <table:table-cell office:value-type="string">
                <text:p>Desvío estándar</text:p>
              </table:table-cell>
              <table:table-cell office:value-type="float" office:value="29638">
                <text:p>29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